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normal" officeooo:rsid="0001e9f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6">Descrição Casos de Uso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C</text:span><text:span text:style-name="T2">DU0</text:span><text:span text:style-name="T1">: </text:span><text:span text:style-name="T3">Acessar o sistema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tor(es) principal(ais): </text:span>Usuário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é-condições: </text:span>Ter o aplicativo instalado em um dispositivo móvel ou acesso a página WEB do Sistema</text:p>
          </table:table-cell>
        </table:table-row>
        <table:table-row table:style-name="Table1.1">
          <table:table-cell table:style-name="Table1.A1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cadastrar novo usuário;</text:p>
            <text:p text:style-name="P3"><text:s text:c="25"/><text:span text:style-name="T1">3. </text:span>Fornecer nome completo;</text:p>
            <text:p text:style-name="P3"><text:s text:c="25"/><text:span text:style-name="T1">4. </text:span>Definir senha para acesso (min 8 dígitos);</text:p>
            <text:p text:style-name="P3"><text:s text:c="25"/><text:span text:style-name="T1">5.</text:span> Definir e-mail para cadastro;</text:p>
            <text:p text:style-name="P3"><text:s text:c="25"/><text:span text:style-name="T1">6.</text:span> Fornecer CPF válido;</text:p>
            <text:p text:style-name="P3"><text:s text:c="25"/><text:span text:style-name="T1">7.</text:span> Fornecer Data de Nascimento;</text:p>
            <text:p text:style-name="P3"><text:s text:c="25"/><text:span text:style-name="T1">8. </text:span>Endereço válido;</text:p>
            <text:p text:style-name="P3"><text:s text:c="25"/><text:span text:style-name="T1">9.</text:span> Selecionar sexo;</text:p>
            <text:p text:style-name="P3"><text:s text:c="25"/><text:span text:style-name="T1">10.</text:span> Fornecer número de telefone;</text:p>
            <text:p text:style-name="P3"><text:s text:c="25"/><text:span text:style-name="T1">11. </text:span>Clicar em “Cadastrar” para finalizar o cadastro;</text:p>
            <text:p text:style-name="P3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3"><text:span text:style-name="T1"><text:s text:c="31"/>4a: </text:span>Senha fornecida possui menos de 8 dígitos:</text:p>
            <text:p text:style-name="P3"><text:s text:c="40"/>1- Aparecer mensagem “senha menor que o mínimo requerido”</text:p>
            <text:p text:style-name="P3"><text:s text:c="40"/>2- Usuário fornece senha de 8 dígitos ou mais</text:p>
            <text:p text:style-name="P3"><text:s text:c="31"/><text:span text:style-name="T1">5a: </text:span>E-mail fornecido pelo usuário não é válido:</text:p>
            <text:p text:style-name="P3"><text:s text:c="40"/>1- Não receberá o e-mail de confirmação de cadastro;</text:p>
            <text:p text:style-name="P3"><text:s text:c="40"/>2- Cadastro não será confirmado;</text:p>
            <text:p text:style-name="P3"><text:s text:c="40"/>3- Será necessário o usuário recadastrar utilizando outro e-mail <text:s text:c="25"/>que seja válido;</text:p>
            <text:p text:style-name="P3"><text:s text:c="30"/><text:span text:style-name="T1">6a: </text:span>CPF informado não existe ou não condiz com o nome fornecido</text:p>
            <text:p text:style-name="P3"><text:s text:c="40"/>1- Cadastro não será finalizado;</text:p>
            <text:p text:style-name="P3"><text:s text:c="40"/>2- A mensagem “CPF inválido” aparecerá embaixo do campo CPF;</text:p>
            <text:p text:style-name="P3"><text:s text:c="40"/>3- Usuário fornece um CPF válido e finaliza o cadastro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9T19:14:54.148740971</dc:date>
    <meta:editing-duration>PT1M4S</meta:editing-duration>
    <meta:editing-cycles>1</meta:editing-cycles>
    <meta:document-statistic meta:table-count="1" meta:image-count="0" meta:object-count="0" meta:page-count="1" meta:paragraph-count="36" meta:word-count="247" meta:character-count="2295" meta:non-whitespace-character-count="1292"/>
  </office:meta>
</office:document-meta>
</file>